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ean Code</text:p>
      <text:p text:style-name="Standard"><text:a xlink:type="simple" xlink:href="http://www.amazon.com/Clean-Code-Handbook-Software-Craftsmanship/dp/0132350882">http://www.amazon.com/Clean-Code-Handbook-Software-Craftsmanship/dp/0132350882</text:a></text:p>
      <text:p text:style-name="Standard"/>
      <text:p text:style-name="Standard">iOS Apprentice Tutorials</text:p>
      <text:p text:style-name="Standard"/>
      <text:p text:style-name="Standard"/>
      <text:p text:style-name="Standard">Google Analytics SDK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mes Eberhardt</meta:initial-creator>
    <meta:creation-date>2012-11-08T22:31:23</meta:creation-date>
    <meta:document-statistic meta:table-count="0" meta:image-count="0" meta:object-count="0" meta:page-count="1" meta:paragraph-count="4" meta:word-count="9" meta:character-count="132"/>
    <dc:date>2012-11-09T02:43:41</dc:date>
    <dc:creator>James Eberhardt</dc:creator>
    <meta:editing-duration>PT3H57M8S</meta:editing-duration>
    <meta:editing-cycles>1</meta:editing-cycles>
    <meta:generator>OpenOffice.org/3.3$Unix OpenOffice.org_project/330m20$Build-9567</meta:generator>
  </office:meta>
</office:document-meta>
</file>